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939cm" style:rel-column-width="13585*"/>
    </style:style>
    <style:style style:name="Table1.B" style:family="table-column">
      <style:table-column-properties style:column-width="12.109cm" style:rel-column-width="41765*"/>
    </style:style>
    <style:style style:name="Table1.C" style:family="table-column">
      <style:table-column-properties style:column-width="2.953cm" style:rel-column-width="101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2bd2" officeooo:paragraph-rsid="00082bd2"/>
    </style:style>
    <style:style style:name="P2" style:family="paragraph" style:parent-style-name="Standard">
      <style:text-properties style:font-name="Tahoma" fo:font-size="10pt" fo:font-weight="bold" officeooo:rsid="00082bd2" officeooo:paragraph-rsid="00082bd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ahoma" fo:font-size="10pt" fo:font-weight="bold" officeooo:rsid="000e9954" officeooo:paragraph-rsid="000e995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ahoma" fo:font-size="10pt" style:font-size-asian="10pt" style:font-size-complex="10pt"/>
    </style:style>
    <style:style style:name="P5" style:family="paragraph" style:parent-style-name="Standard">
      <style:text-properties style:font-name="Tahoma" fo:font-size="10pt" officeooo:rsid="00082bd2" officeooo:paragraph-rsid="00082bd2" style:font-size-asian="10pt" style:font-size-complex="10pt"/>
    </style:style>
    <style:style style:name="P6" style:family="paragraph" style:parent-style-name="Standard">
      <style:text-properties style:font-name="Tahoma" fo:font-size="10pt" officeooo:rsid="00082bd2" officeooo:paragraph-rsid="000bc22c" style:font-size-asian="10pt" style:font-size-complex="10pt"/>
    </style:style>
    <style:style style:name="P7" style:family="paragraph" style:parent-style-name="Standard">
      <style:text-properties style:font-name="Tahoma" fo:font-size="10pt" officeooo:rsid="000a22f2" officeooo:paragraph-rsid="000a22f2" style:font-size-asian="10pt" style:font-size-complex="10pt"/>
    </style:style>
    <style:style style:name="P8" style:family="paragraph" style:parent-style-name="Standard">
      <style:text-properties style:font-name="Tahoma" fo:font-size="10pt" officeooo:rsid="000bc22c" officeooo:paragraph-rsid="000bc22c" style:font-size-asian="10pt" style:font-size-complex="10pt"/>
    </style:style>
    <style:style style:name="P9" style:family="paragraph" style:parent-style-name="Standard">
      <style:text-properties style:font-name="Tahoma" fo:font-size="10pt" officeooo:rsid="000d14d4" officeooo:paragraph-rsid="000d14d4" style:font-size-asian="10pt" style:font-size-complex="10pt"/>
    </style:style>
    <style:style style:name="P10" style:family="paragraph" style:parent-style-name="Standard">
      <style:text-properties style:font-name="Tahoma" fo:font-size="10pt" officeooo:rsid="000e9954" officeooo:paragraph-rsid="000e9954" style:font-size-asian="10pt" style:font-size-complex="10pt"/>
    </style:style>
    <style:style style:name="P11" style:family="paragraph" style:parent-style-name="Standard">
      <style:text-properties style:font-name="Tahoma" fo:font-size="10pt" officeooo:rsid="000eab19" officeooo:paragraph-rsid="000eab19" style:font-size-asian="10pt" style:font-size-complex="10pt"/>
    </style:style>
    <style:style style:name="P12" style:family="paragraph" style:parent-style-name="Standard">
      <style:text-properties style:font-name="Tahoma" fo:font-size="10pt" officeooo:rsid="000f8ba2" officeooo:paragraph-rsid="000f8ba2" style:font-size-asian="10pt" style:font-size-complex="10pt"/>
    </style:style>
    <style:style style:name="P13" style:family="paragraph" style:parent-style-name="Standard">
      <style:text-properties style:font-name="Tahoma" fo:font-size="10pt" officeooo:rsid="00101631" officeooo:paragraph-rsid="00101631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c22c"/>
    </style:style>
    <style:style style:name="T3" style:family="text">
      <style:text-properties officeooo:rsid="000e9954"/>
    </style:style>
    <style:style style:name="T4" style:family="text">
      <style:text-properties officeooo:rsid="000eab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settn[<text:span text:style-name="T1">i</text:span>]</text:p>
            <text:p text:style-name="P2">(index in dlg = <text:span text:style-name="T1">i</text:span> + 1)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tails</text:p>
          </table:table-cell>
        </table:table-row>
        <table:table-row>
          <table:table-cell table:style-name="Table1.A2" office:value-type="string">
            <text:p text:style-name="P5">(maxset%)</text:p>
          </table:table-cell>
          <table:table-cell table:style-name="Table1.A2" office:value-type="string">
            <text:p text:style-name="P5">String to search channel titles for to attempt to automatically identify force channel 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(maxset% + 1)</text:p>
          </table:table-cell>
          <table:table-cell table:style-name="Table1.A2" office:value-type="string">
            <text:p text:style-name="P5">String to search channel titles for to attempt to automatically identify EMG channel 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Default number of rep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Flag debug mode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Delete temporary channels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C2" table:number-columns-spanned="3" office:value-type="string">
            <text:p text:style-name="P2">Force onset: First pas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Force onset included in analysi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Min time between threshold crossings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A2" office:value-type="string">
            <text:p text:style-name="P5">5 </text:p>
          </table:table-cell>
          <table:table-cell table:style-name="Table1.A2" office:value-type="string">
            <text:p text:style-name="P5">Hysteresi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6 </text:p>
          </table:table-cell>
          <table:table-cell table:style-name="Table1.A2" office:value-type="string">
            <text:p text:style-name="P5">Expected number or thresholds in sequence that are required to return the expected number of repetitions for thi s not to be rejected as nois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2">FIR low-pass filter paramet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Toggle of low-pass filtering of the force data (1</text:p>
          </table:table-cell>
          <table:table-cell table:style-name="Table1.C2" office:value-type="string">
            <text:p text:style-name="P5">(0: no, 1: yes)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Filter corner frequency</text:p>
          </table:table-cell>
          <table:table-cell table:style-name="Table1.C2" office:value-type="string">
            <text:p text:style-name="P5"><text:s/>yes, 0</text:p>
          </table:table-cell>
        </table:table-row>
        <table:table-row>
          <table:table-cell table:style-name="Table1.A2" office:value-type="string">
            <text:p text:style-name="P5">9 </text:p>
          </table:table-cell>
          <table:table-cell table:style-name="Table1.A2" office:value-type="string">
            <text:p text:style-name="P5">Filter Transition width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2">Force onset: Second pas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10 </text:p>
          </table:table-cell>
          <table:table-cell table:style-name="Table1.A2" office:value-type="string">
            <text:p text:style-name="P5">Number of SD multiples to be exceeded for level to be regarded as no longer quiescent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Size of time window to calculate SDs over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Amount of time to move the SD calculation window by each tim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Amount of time prior to identified force onsets to search for quiescent perio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How far from the threshold a waveform can move and be rejected as nois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Minimum time between threshold crossings to except as vali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7">Percentile over which to calculate mean SD (to avoid noise spikes and initial onset slope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2">Force onset: Final pass (Low-pass differentiator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5">The frequency that the signal will start to be attenuated at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<text:span text:style-name="T2">8</text:span></text:p>
          </table:table-cell>
          <table:table-cell table:style-name="Table1.A2" office:value-type="string">
            <text:p text:style-name="P5">How much higher than the corner frequency will maximum attenuation be achieve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C2" table:number-columns-spanned="3" office:value-type="string">
            <text:p text:style-name="P3">Peak force fin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8">Toggle whether <text:span text:style-name="T3">peak force is found</text:span> or not</text:p>
          </table:table-cell>
          <table:table-cell table:style-name="Table1.C2" office:value-type="string">
            <text:p text:style-name="P6">(0: no, 1: yes)</text:p>
          </table:table-cell>
        </table:table-row>
        <table:table-row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Time window to search from force onset for peak force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21</text:p>
          </table:table-cell>
          <table:table-cell table:style-name="Table1.A2" office:value-type="string">
            <text:p text:style-name="P11">Minimum time peak must meet excursion criteria to be excepted as valid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22</text:p>
          </table:table-cell>
          <table:table-cell table:style-name="Table1.A2" office:value-type="string">
            <text:p text:style-name="P11">How far from the threshold a waveform can move and be rejected as noise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C2" table:number-columns-spanned="3" office:value-type="string">
            <text:p text:style-name="P2">Rate of force development (ROFD)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2<text:span text:style-name="T3">3</text:span></text:p>
          </table:table-cell>
          <table:table-cell table:style-name="Table1.A2" office:value-type="string">
            <text:p text:style-name="P8">Toggle whether ROFD is calculated or not</text:p>
          </table:table-cell>
          <table:table-cell table:style-name="Table1.C2" office:value-type="string">
            <text:p text:style-name="P6">(0: no, 1: yes)</text:p>
          </table:table-cell>
        </table:table-row>
        <table:table-row>
          <table:table-cell table:style-name="Table1.A2" office:value-type="string">
            <text:p text:style-name="P9">2<text:span text:style-name="T3">4</text:span></text:p>
          </table:table-cell>
          <table:table-cell table:style-name="Table1.A2" office:value-type="string">
            <text:p text:style-name="P7">The percentage of force range to be used as the START of ROFD calculation zon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<text:span text:style-name="T4">5</text:span></text:p>
          </table:table-cell>
          <table:table-cell table:style-name="Table1.A2" office:value-type="string">
            <text:p text:style-name="P7">The percentage of force range to be used as the END of ROFD calculation <text:soft-page-break/>zon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<text:span text:style-name="T4">6</text:span></text:p>
          </table:table-cell>
          <table:table-cell table:style-name="Table1.A2" office:value-type="string">
            <text:p text:style-name="P7">How far from the threshold a waveform can move and be rejected as nois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2<text:span text:style-name="T4">7</text:span></text:p>
          </table:table-cell>
          <table:table-cell table:style-name="Table1.A2" office:value-type="string">
            <text:p text:style-name="P7">Minimum time between threshold crossings to except as vali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28</text:p>
          </table:table-cell>
          <table:table-cell table:style-name="Table1.A2" office:value-type="string">
            <text:p text:style-name="P13">Time period after peak to include in search for relaxation thresholds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29</text:p>
          </table:table-cell>
          <table:table-cell table:style-name="Table1.A2" office:value-type="string">
            <text:p text:style-name="P12">Which times to carry out manual checking on before completing analysis</text:p>
          </table:table-cell>
          <table:table-cell table:style-name="Table1.C2" office:value-type="string">
            <text:p text:style-name="P12">0: All, 1: Fail, 2: Non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6:14:01.987000000</meta:creation-date>
    <meta:editing-duration>P0D</meta:editing-duration>
    <meta:editing-cycles>1</meta:editing-cycles>
    <meta:generator>LibreOffice/4.4.2.2$Windows_x86 LibreOffice_project/c4c7d32d0d49397cad38d62472b0bc8acff48dd6</meta:generator>
    <meta:document-statistic meta:table-count="1" meta:image-count="0" meta:object-count="0" meta:page-count="2" meta:paragraph-count="82" meta:word-count="425" meta:character-count="2288" meta:non-whitespace-character-count="1938"/>
  </office:meta>
</office:document-meta>
</file>